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37.05pt"/>
    </style:style>
    <style:style style:name="co4" style:family="table-column">
      <style:table-column-properties fo:break-before="auto" style:column-width="60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2.49pt double-thin #99ff66" style:border-line-width-left="0.51pt 1.5pt 0.51pt" fo:border-right="none" fo:border-top="2.49pt double-thin #99ff66" style:border-line-width-top="0.51pt 1.5pt 0.51pt"/>
    </style:style>
    <style:style style:name="ce2" style:family="table-cell" style:parent-style-name="Default">
      <style:table-cell-properties fo:border-bottom="none" fo:border-left="2.49pt double-thin #99ff66" style:border-line-width-left="0.51pt 1.5pt 0.51pt" fo:border-right="none" fo:border-top="none"/>
    </style:style>
    <style:style style:name="ce3" style:family="table-cell" style:parent-style-name="Default">
      <style:table-cell-properties fo:border-bottom="2.49pt double-thin #99ff66" style:border-line-width-bottom="0.51pt 1.5pt 0.51pt" fo:border-left="2.49pt double-thin #99ff66" style:border-line-width-left="0.51pt 1.5pt 0.51pt" fo:border-right="none" fo:border-top="none"/>
    </style:style>
    <style:style style:name="ce4" style:family="table-cell" style:parent-style-name="Default">
      <style:table-cell-properties fo:border-bottom="none" fo:border-left="2.49pt double-thin #66ffff" style:border-line-width-left="0.51pt 1.5pt 0.51pt" fo:border-right="none" fo:border-top="2.49pt double-thin #66ffff" style:border-line-width-top="0.51pt 1.5pt 0.51pt"/>
    </style:style>
    <style:style style:name="ce5" style:family="table-cell" style:parent-style-name="Default">
      <style:table-cell-properties fo:border-bottom="none" fo:border-left="2.49pt double-thin #66ffff" style:border-line-width-left="0.51pt 1.5pt 0.51pt" fo:border-right="none" fo:border-top="none"/>
    </style:style>
    <style:style style:name="ce6" style:family="table-cell" style:parent-style-name="Default">
      <style:table-cell-properties fo:border-bottom="2.49pt double-thin #66ffff" style:border-line-width-bottom="0.51pt 1.5pt 0.51pt" fo:border-left="2.49pt double-thin #66ffff" style:border-line-width-left="0.51pt 1.5pt 0.51pt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2.49pt double-thin #99ff66" style:border-line-width-top="0.51pt 1.5pt 0.51pt"/>
    </style:style>
    <style:style style:name="ce33" style:family="table-cell" style:parent-style-name="Default">
      <style:table-cell-properties fo:background-color="#fff200"/>
    </style:style>
    <style:style style:name="ce9" style:family="table-cell" style:parent-style-name="Default">
      <style:table-cell-properties fo:border-bottom="2.49pt double-thin #99ff66" style:border-line-width-bottom="0.51pt 1.5pt 0.51pt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2.49pt double-thin #66ffff" style:border-line-width-top="0.51pt 1.5pt 0.51pt"/>
    </style:style>
    <style:style style:name="ce11" style:family="table-cell" style:parent-style-name="Default">
      <style:table-cell-properties fo:background-color="#99ffff"/>
    </style:style>
    <style:style style:name="ce12" style:family="table-cell" style:parent-style-name="Default">
      <style:table-cell-properties fo:border-bottom="2.49pt double-thin #66ffff" style:border-line-width-bottom="0.51pt 1.5pt 0.51pt" fo:background-color="#99ffff" fo:border-left="none" fo:border-right="none" fo:border-top="none"/>
    </style:style>
    <style:style style:name="ce8" style:family="table-cell" style:parent-style-name="Default">
      <style:table-cell-properties fo:background-color="#99ff66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99ff66" fo:border-left="none" fo:border-right="none" fo:border-top="2.49pt double-thin #99ff66" style:border-line-width-top="0.51pt 1.5pt 0.51pt"/>
    </style:style>
    <style:style style:name="ce15" style:family="table-cell" style:parent-style-name="Default">
      <style:table-cell-properties fo:border-bottom="2.49pt double-thin #66ffff" style:border-line-width-bottom="0.51pt 1.5pt 0.51pt" fo:border-left="none" fo:border-right="none" fo:border-top="none"/>
    </style:style>
    <style:style style:name="ce42" style:family="table-cell" style:parent-style-name="Default">
      <style:table-cell-properties fo:border-bottom="2.49pt double-thin #99ff66" style:border-line-width-bottom="0.51pt 1.5pt 0.51pt" fo:background-color="#fff200" style:text-align-source="fix" style:repeat-content="false" fo:border-left="none" fo:border-right="none" fo:border-top="none"/>
      <style:paragraph-properties fo:text-align="center" fo:margin-left="0pt"/>
    </style:style>
    <style:style style:name="ce17" style:family="table-cell" style:parent-style-name="Default">
      <style:table-cell-properties fo:border-bottom="none" fo:border-left="none" fo:border-right="2.49pt double-thin #66ffff" style:border-line-width-right="0.51pt 1.5pt 0.51pt" fo:border-top="2.49pt double-thin #66ffff" style:border-line-width-top="0.51pt 1.5pt 0.51pt"/>
    </style:style>
    <style:style style:name="ce18" style:family="table-cell" style:parent-style-name="Default">
      <style:table-cell-properties fo:border-bottom="none" fo:border-left="none" fo:border-right="2.49pt double-thin #66ffff" style:border-line-width-right="0.51pt 1.5pt 0.51pt" fo:border-top="none"/>
    </style:style>
    <style:style style:name="ce19" style:family="table-cell" style:parent-style-name="Default">
      <style:table-cell-properties fo:border-bottom="2.49pt double-thin #66ffff" style:border-line-width-bottom="0.51pt 1.5pt 0.51pt" fo:border-left="none" fo:border-right="2.49pt double-thin #66ffff" style:border-line-width-right="0.51pt 1.5pt 0.51pt" fo:border-top="none"/>
    </style:style>
    <style:style style:name="ce46" style:family="table-cell" style:parent-style-name="Default">
      <style:table-cell-properties fo:border-bottom="2.49pt double-thin #99ff66" style:border-line-width-bottom="0.51pt 1.5pt 0.51pt" fo:background-color="#fff200" style:text-align-source="fix" style:repeat-content="false" fo:border-left="none" fo:border-right="none" fo:border-top="none"/>
      <style:paragraph-properties fo:text-align="center" fo:margin-left="0pt"/>
      <style:text-properties fo:color="#ff3333"/>
    </style:style>
    <style:style style:name="ce21" style:family="table-cell" style:parent-style-name="Default">
      <style:table-cell-properties fo:border-bottom="none" fo:background-color="#99ff66" fo:border-left="none" fo:border-right="2.49pt double-thin #99ff66" style:border-line-width-right="0.51pt 1.5pt 0.51pt" fo:border-top="2.49pt double-thin #99ff66" style:border-line-width-top="0.51pt 1.5pt 0.51pt"/>
    </style:style>
    <style:style style:name="ce22" style:family="table-cell" style:parent-style-name="Default">
      <style:table-cell-properties fo:border-bottom="none" fo:border-left="none" fo:border-right="2.49pt double-thin #99ff66" style:border-line-width-right="0.51pt 1.5pt 0.51pt" fo:border-top="none"/>
    </style:style>
    <style:style style:name="ce23" style:family="table-cell" style:parent-style-name="Default">
      <style:table-cell-properties fo:border-bottom="2.49pt double-thin #99ff66" style:border-line-width-bottom="0.51pt 1.5pt 0.51pt" fo:border-left="none" fo:border-right="2.49pt double-thin #99ff66" style:border-line-width-right="0.51pt 1.5pt 0.51pt" fo:border-top="none"/>
    </style:style>
    <style:style style:name="ce24" style:family="table-cell" style:parent-style-name="Default">
      <style:table-cell-properties fo:background-color="#66ff66"/>
    </style:style>
    <style:style style:name="ce25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13" office:value-type="string" calcext:value-type="string">
            <text:p>PG %</text:p>
          </table:table-cell>
          <table:table-cell table:style-name="ce13" office:value-type="string" calcext:value-type="string">
            <text:p>VG %</text:p>
          </table:table-cell>
          <table:table-cell table:style-name="ce13" office:value-type="string" calcext:value-type="string">
            <text:p>Nic. Mg / ml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Base Nuller</text:p>
          </table:table-cell>
          <table:table-cell table:style-name="ce7"/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0" calcext:value-type="float">
            <text:p>0</text:p>
          </table:table-cell>
          <table:table-cell table:style-name="ce7"/>
          <table:table-cell table:style-name="ce21" office:value-type="string" calcext:value-type="string">
            <text:p>Eingabefeld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Base Nic.</text:p>
          </table:table-cell>
          <table:table-cell/>
          <table:table-cell table:number-columns-repeated="2" table:style-name="ce8" office:value-type="float" office:value="50" calcext:value-type="float">
            <text:p>50</text:p>
          </table:table-cell>
          <table:table-cell table:style-name="ce8" office:value-type="float" office:value="40" calcext:value-type="float">
            <text:p>40</text:p>
          </table:table-cell>
          <table:table-cell/>
          <table:table-cell table:style-name="ce22"/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5"/>
          <table:table-cell table:style-name="ce2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roma %</text:p>
          </table:table-cell>
          <table:table-cell table:style-name="ce33" office:value-type="float" office:value="3" calcext:value-type="float">
            <text:p>3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/>
          <table:table-cell table:style-name="ce22"/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5"/>
          <table:table-cell table:style-name="ce22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Endbasis soll</text:p>
          </table:table-cell>
          <table:table-cell table:style-name="ce9" table:number-columns-repeated="3"/>
          <table:table-cell table:style-name="ce42" office:value-type="float" office:value="0.5" calcext:value-type="float">
            <text:p>0.5</text:p>
          </table:table-cell>
          <table:table-cell table:style-name="ce46" office:value-type="float" office:value="30" calcext:value-type="float">
            <text:p>30</text:p>
          </table:table-cell>
          <table:table-cell table:style-name="ce23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Einzelmenge:</text:p>
          </table:table-cell>
          <table:table-cell table:style-name="ce24" office:value-type="float" office:value="50" calcext:value-type="float">
            <text:p>50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/>
          <table:table-cell table:style-name="ce4"/>
          <table:table-cell table:style-name="ce10" table:number-columns-repeated="2"/>
          <table:table-cell table:style-name="ce10" office:value-type="string" calcext:value-type="string">
            <text:p>PG %</text:p>
          </table:table-cell>
          <table:table-cell table:style-name="ce17" office:value-type="string" calcext:value-type="string">
            <text:p>VG %</text:p>
          </table:table-cell>
          <table:table-cell table:style-name="ce11" office:value-type="string" calcext:value-type="string">
            <text:p>Ausgabefeld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3"/>
          <table:table-cell table:style-name="ce18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benötigte Nullerbase</text:p>
          </table:table-cell>
          <table:table-cell table:style-name="ce11" table:formula="of:=([.G9]-[.C15])-[.C16]" office:value-type="float" office:value="28.725" calcext:value-type="float">
            <text:p>28.725</text:p>
          </table:table-cell>
          <table:table-cell table:style-name="ce11" office:value-type="string" calcext:value-type="string">
            <text:p>ml</text:p>
          </table:table-cell>
          <table:table-cell/>
          <table:table-cell table:style-name="ce18"/>
          <table:table-cell table:number-columns-repeated="3"/>
          <table:table-cell table:style-name="ce25" table:formula="of:=[.C14]/([.G9]/[.J11])" office:value-type="float" office:value="47.875" calcext:value-type="float">
            <text:p>47.875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benötigte Nicbase</text:p>
          </table:table-cell>
          <table:table-cell table:style-name="ce11" table:formula="of:=([.G9]/([.F5]/[.F9]))" office:value-type="float" office:value="0.375" calcext:value-type="float">
            <text:p>0.375</text:p>
          </table:table-cell>
          <table:table-cell table:style-name="ce11" office:value-type="string" calcext:value-type="string">
            <text:p>ml</text:p>
          </table:table-cell>
          <table:table-cell/>
          <table:table-cell table:style-name="ce18"/>
          <table:table-cell table:number-columns-repeated="3"/>
          <table:table-cell table:style-name="ce25" table:formula="of:=[.C15]/([.$G9]/[.$J11])" office:value-type="float" office:value="0.625" calcext:value-type="float">
            <text:p>0.625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roma</text:p>
          </table:table-cell>
          <table:table-cell table:style-name="ce11" table:formula="of:=([.G9]/100)*[.C7]" office:value-type="float" office:value="0.9" calcext:value-type="float">
            <text:p>0.9</text:p>
          </table:table-cell>
          <table:table-cell table:style-name="ce11" office:value-type="string" calcext:value-type="string">
            <text:p>ml</text:p>
          </table:table-cell>
          <table:table-cell/>
          <table:table-cell table:style-name="ce18"/>
          <table:table-cell table:number-columns-repeated="3"/>
          <table:table-cell table:style-name="ce25" table:formula="of:=[.C16]/([.$G9]/[.$J11])"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table:style-name="ce5"/>
          <table:table-cell table:style-name="ce11"/>
          <table:table-cell table:number-columns-repeated="2"/>
          <table:table-cell table:style-name="ce18"/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Summe Liquid</text:p>
          </table:table-cell>
          <table:table-cell table:style-name="ce12" table:formula="of:=SUM([.C14:.C16])" office:value-type="float" office:value="30" calcext:value-type="float">
            <text:p>30</text:p>
          </table:table-cell>
          <table:table-cell table:style-name="ce15" office:value-type="string" calcext:value-type="string">
            <text:p>ml</text:p>
          </table:table-cell>
          <table:table-cell table:style-name="ce15" table:formula="of:=((([.C14]*([.D4]/100))+([.C15]*([.D5]/100))+([.C16]*([.D7]/100)))/[.G9])*100" office:value-type="float" office:value="61.075" calcext:value-type="float">
            <text:p>61.075</text:p>
          </table:table-cell>
          <table:table-cell table:style-name="ce19" table:formula="of:=((([.C14]*([.E4]/100))+([.C15]*([.E5]/100))+([.C16]*([.E7]/100)))/[.G9])*100" office:value-type="float" office:value="38.925" calcext:value-type="float">
            <text:p>38.925</text:p>
          </table:table-cell>
          <table:table-cell table:number-columns-repeated="3"/>
          <table:table-cell table:style-name="ce25" table:formula="of:=SUM([.J14:.J16])" office:value-type="float" office:value="50" calcext:value-type="float">
            <text:p>50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Menge Aroma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string" calcext:value-type="string">
            <text:p>ml</text:p>
          </table:table-cell>
          <table:table-cell/>
          <table:table-cell table:style-name="ce8" office:value-type="float" office:value="60" calcext:value-type="float">
            <text:p>60</text:p>
          </table:table-cell>
          <table:table-cell table:style-name="ce13" office:value-type="string" calcext:value-type="string">
            <text:p>% =</text:p>
          </table:table-cell>
          <table:table-cell table:style-name="ce11" table:formula="of:=([.C21]/100)*[.F21]" office:value-type="float" office:value="0.54" calcext:value-type="float">
            <text:p>0.54</text:p>
          </table:table-cell>
          <table:table-cell table:style-name="ce11" office:value-type="string" calcext:value-type="string">
            <text:p>m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8">00/00/0000</text:date>, <text:time style:data-style-name="N2" text:time-value="00:08:21.7798303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19:31:14.098006492</meta:creation-date>
    <dc:date>2018-02-08T00:22:19.022078387</dc:date>
    <meta:editing-duration>PT1H13M30S</meta:editing-duration>
    <meta:editing-cycles>6</meta:editing-cycles>
    <meta:generator>LibreOffice/5.4.4.2$Linux_x86 LibreOffice_project/40m0$Build-2</meta:generator>
    <meta:document-statistic meta:table-count="1" meta:cell-count="51" meta:object-count="0"/>
  </office:meta>
</office:document-meta>
</file>